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0000002E5DED0C4C04C9E2BAC.png" manifest:media-type="image/png"/>
  <manifest:file-entry manifest:full-path="Pictures/1000000100000510000002E5BDF5D1AA371AD7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8pt" fo:font-weight="bold" officeooo:rsid="001c5fa8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1c5fa8" officeooo:paragraph-rsid="001c5fa8" style:font-size-asian="18pt" style:font-weight-asian="bold" style:font-size-complex="18pt" style:font-weight-complex="bold"/>
    </style:style>
    <style:style style:name="T1" style:family="text">
      <style:text-properties officeooo:rsid="001c5fa8"/>
    </style:style>
    <style:style style:name="T2" style:family="text">
      <style:text-properties fo:font-size="18pt" officeooo:rsid="001c5fa8" style:font-size-asian="18pt" style:font-size-complex="18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57"/></text:span><text:span text:style-name="T2">Day 11 Task</text:span></text:p>
      <text:p text:style-name="P2"/>
      <text:p text:style-name="P3"><draw:frame draw:style-name="fr1" draw:name="Image1" text:anchor-type="char" svg:width="6.6929in" svg:height="3.8264in" draw:z-index="1"><draw:image xlink:href="Pictures/1000000100000510000002E5BDF5D1AA371AD7AA.png" xlink:type="simple" xlink:show="embed" xlink:actuate="onLoad" draw:mime-type="image/png"/></draw:frame></text:p>
      <text:p text:style-name="P3"/>
      <text:p text:style-name="P3"><draw:frame draw:style-name="fr1" draw:name="Image2" text:anchor-type="char" svg:width="6.6929in" svg:height="3.8264in" draw:z-index="0"><draw:image xlink:href="Pictures/1000000100000510000002E5DED0C4C04C9E2BA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17:07:49.685783992</meta:creation-date>
    <dc:date>2024-07-24T17:16:23.991286515</dc:date>
    <meta:editing-duration>PT8M35S</meta:editing-duration>
    <meta:editing-cycles>1</meta:editing-cycles>
    <meta:generator>LibreOffice/7.3.7.2$Linux_X86_64 LibreOffice_project/30$Build-2</meta:generator>
    <meta:document-statistic meta:table-count="0" meta:image-count="2" meta:object-count="0" meta:page-count="1" meta:paragraph-count="1" meta:word-count="3" meta:character-count="68" meta:non-whitespace-character-count="9"/>
  </office:meta>
</office:document-meta>
</file>